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AAAAA+TimesNewRomanPS-BoldMT" svg:font-family="BAAAAA+TimesNewRomanPS-BoldMT"/>
    <style:font-face style:name="CAAAAA+TimesNewRomanPSMT" svg:font-family="CAAAAA+TimesNewRomanPSMT"/>
    <style:font-face style:name="Times New Roman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Times New Roman1" fo:font-size="22pt" fo:font-weight="bold" style:font-name-asian="BAAAAA+TimesNewRomanPS-BoldMT" style:font-size-asian="22pt" style:font-weight-asian="bold" style:font-name-complex="BAAAAA+TimesNewRomanPS-BoldMT" style:font-size-complex="22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1" fo:font-size="18pt" fo:font-weight="normal" style:font-name-asian="CAAAAA+TimesNewRomanPSMT" style:font-size-asian="15.75pt" style:font-weight-asian="normal" style:font-name-complex="CAAAAA+TimesNewRomanPSMT" style:font-size-complex="18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1" fo:font-size="12pt" fo:font-weight="normal" style:font-name-asian="CAAAAA+TimesNewRomanPSMT" style:font-size-asian="10.5pt" style:font-weight-asian="normal" style:font-name-complex="CAAAAA+TimesNewRomanPSMT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1" fo:font-size="11pt" style:font-name-asian="CAAAAA+TimesNewRomanPSMT" style:font-size-asian="11pt" style:font-name-complex="CAAAAA+TimesNewRomanPSMT" style:font-size-complex="11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 New Roman1" fo:font-size="11pt" style:font-name-asian="CAAAAA+TimesNewRomanPSMT" style:font-size-asian="11pt" style:font-name-complex="CAAAAA+TimesNewRomanPSMT" style:font-size-complex="11pt"/>
    </style:style>
    <style:style style:name="P6" style:family="paragraph" style:parent-style-name="Standard">
      <style:paragraph-properties style:text-autospace="none"/>
      <style:text-properties style:font-name="Times New Roman1" fo:font-size="11pt" style:font-name-asian="CAAAAA+TimesNewRomanPSMT" style:font-size-asian="11pt" style:font-name-complex="CAAAAA+TimesNewRomanPSMT" style:font-size-complex="11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Times New Roman1" fo:font-size="11pt" style:font-name-asian="BAAAAA+TimesNewRomanPS-BoldMT" style:font-size-asian="11pt" style:font-name-complex="BAAAAA+TimesNewRomanPS-BoldMT" style:font-size-complex="11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CAAAAA+TimesNewRomanPSMT" fo:font-size="12pt" fo:font-weight="normal" style:font-name-asian="CAAAAA+TimesNewRomanPSMT" style:font-size-asian="12pt" style:font-weight-asian="normal" style:font-name-complex="CAAAAA+TimesNewRomanPSMT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Times New Roman1" fo:font-size="12pt" style:font-name-asian="CAAAAA+TimesNewRomanPSMT" style:font-size-asian="10.5pt" style:font-name-complex="CAAAAA+TimesNewRomanPSM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1" fo:font-size="11pt" style:font-name-asian="BAAAAA+TimesNewRomanPS-BoldMT" style:font-size-asian="11pt" style:font-name-complex="BAAAAA+TimesNewRomanPS-BoldM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1" fo:font-size="11pt" style:font-name-asian="CAAAAA+TimesNewRomanPSMT" style:font-size-asian="11pt" style:font-name-complex="CAAAAA+TimesNewRomanPSMT" style:font-size-complex="11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Times New Roman1" fo:font-size="12pt" fo:font-weight="normal" style:font-name-asian="CAAAAA+TimesNewRomanPSMT" style:font-size-asian="10.5pt" style:font-weight-asian="normal" style:font-name-complex="CAAAAA+TimesNewRomanPSMT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aatio, osa 2</text:p>
      <text:p text:style-name="P8"/>
      <text:p text:style-name="P8"/>
      <text:p text:style-name="P2">Javadoc</text:p>
      <text:p text:style-name="P2"/>
      <text:p text:style-name="P3">Luokkakaavio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Main.java</text:p>
          </table:table-cell>
          <table:table-cell table:style-name="Table1.B1" office:value-type="string">
            <text:p text:style-name="P11">Kayttoliittyma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4">public static void main()</text:p>
            <text:p text:style-name="P6"/>
          </table:table-cell>
          <table:table-cell table:style-name="Table1.B2" office:value-type="string">
            <text:p text:style-name="P4">public Kayttoliittyma()</text:p>
            <text:p text:style-name="P4">kaynnista()</text:p>
            <text:p text:style-name="P5">kayttajanKysyminen()</text:p>
          </table:table-cell>
        </table:table-row>
      </table:table>
      <text:p text:style-name="P3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>GraafinenKayttoliittyma</text:p>
          </table:table-cell>
          <table:table-cell table:style-name="Table5.B1" office:value-type="string">
            <text:p text:style-name="P9"/>
          </table:table-cell>
        </table:table-row>
        <table:table-row>
          <table:table-cell table:style-name="Table5.A2" office:value-type="string">
            <text:p text:style-name="P11"/>
          </table:table-cell>
          <table:table-cell table:style-name="Table5.B2" office:value-type="string">
            <text:p text:style-name="P9"/>
          </table:table-cell>
        </table:table-row>
        <table:table-row>
          <table:table-cell table:style-name="Table5.A2" office:value-type="string">
            <text:p text:style-name="P11">luoLiittyma(Container container)</text:p>
          </table:table-cell>
          <table:table-cell table:style-name="Table5.B2" office:value-type="string">
            <text:p text:style-name="P9"/>
          </table:table-cell>
        </table:table-row>
      </table:table>
      <text:p text:style-name="P3"/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Jarjestelma</text:p>
          </table:table-cell>
          <table:table-cell table:style-name="Table2.B1" office:value-type="string">
            <text:p text:style-name="P11">Jarvi</text:p>
          </table:table-cell>
        </table:table-row>
        <table:table-row>
          <table:table-cell table:style-name="Table2.A2" office:value-type="string">
            <text:p text:style-name="P10">Tietokanta tkanta;</text:p>
            <text:p text:style-name="P10">Scanner lukija;</text:p>
            <text:p text:style-name="P10">HashMap&lt;String, String&gt; tunnukset;</text:p>
          </table:table-cell>
          <table:table-cell table:style-name="Table2.B2" office:value-type="string">
            <text:p text:style-name="P4">String nimi</text:p>
            <text:p text:style-name="P6">int vesitase</text:p>
          </table:table-cell>
        </table:table-row>
        <table:table-row>
          <table:table-cell table:style-name="Table2.A2" office:value-type="string">
            <text:p text:style-name="P4">public Jarjestelma()</text:p>
            <text:p text:style-name="P5">haeJarvi(Jarvi jarvi);</text:p>
            <text:p text:style-name="P5">haeJoki(Joki joki);</text:p>
            <text:p text:style-name="P5">lisaaTunnuksetTiedostosta(File tiedosto);</text:p>
            <text:p text:style-name="P5">KirjauduSisaan(String ktunnus, String salasana)</text:p>
            <text:p text:style-name="P5">laskeJarvenVesitase()</text:p>
            <text:p text:style-name="P6">palautaListaJarvista()</text:p>
          </table:table-cell>
          <table:table-cell table:style-name="Table2.B2" office:value-type="string">
            <text:p text:style-name="P4">public Jarvi()</text:p>
            <text:p text:style-name="P5">lisaaVetta(int vetta)</text:p>
            <text:p text:style-name="P5">vahennaVetta(int vetta)</text:p>
            <text:p text:style-name="P5">getNimi()</text:p>
            <text:p text:style-name="P5">getTase()</text:p>
            <text:p text:style-name="P6">ToString()</text:p>
          </table:table-cell>
        </table:table-row>
      </table:table>
      <text:p text:style-name="P3"/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Tietokanta</text:p>
          </table:table-cell>
          <table:table-cell table:style-name="Table3.B1" office:value-type="string">
            <text:p text:style-name="P11">Joki</text:p>
          </table:table-cell>
        </table:table-row>
        <table:table-row>
          <table:table-cell table:style-name="Table3.A2" office:value-type="string">
            <text:p text:style-name="P4">HashMap&lt;Joki, Integer&gt; joet</text:p>
            <text:p text:style-name="P6">HashMap&lt;Jarvi, joet&gt; jarvet</text:p>
          </table:table-cell>
          <table:table-cell table:style-name="Table3.B2" office:value-type="string">
            <text:p text:style-name="P4">String nimi</text:p>
            <text:p text:style-name="P6">int virtaama</text:p>
          </table:table-cell>
        </table:table-row>
        <table:table-row>
          <table:table-cell table:style-name="Table3.A2" office:value-type="string">
            <text:p text:style-name="P4">public Tietokanta()</text:p>
            <text:p text:style-name="P5">setJarvet(HashMap&lt;Jarvi, HashMap&lt;Joki, Integer&gt;&gt; jarvet)</text:p>
            <text:p text:style-name="P5">setJoet(HashMap&lt;Joki, Integer&gt; joet)</text:p>
            <text:p text:style-name="P7">getJarvet()</text:p>
            <text:p text:style-name="P7">getJoet()</text:p>
          </table:table-cell>
          <table:table-cell table:style-name="Table3.B2" office:value-type="string">
            <text:p text:style-name="P4">public Joki()</text:p>
            <text:p text:style-name="P5">lisaaVirtausta(int virtausta)</text:p>
            <text:p text:style-name="P5">vahennaVirtausta(int virtausta)</text:p>
            <text:p text:style-name="P5">getNimi()</text:p>
            <text:p text:style-name="P5">getVirtaus()</text:p>
            <text:p text:style-name="P6">toString()</text:p>
          </table:table-cell>
        </table:table-row>
      </table:table>
      <text:p text:style-name="P3"/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AdminJarjestelma </text:p>
          </table:table-cell>
          <table:table-cell table:style-name="Table4.B1" office:value-type="string">
            <text:p text:style-name="P10">OpiskelijaJarjestelma </text:p>
          </table:table-cell>
        </table:table-row>
        <table:table-row>
          <table:table-cell table:style-name="Table4.A2" office:value-type="string">
            <text:p text:style-name="P10">super(tkanta)</text:p>
            <text:p text:style-name="P10">String kayttajatunnus</text:p>
          </table:table-cell>
          <table:table-cell table:style-name="Table4.B2" office:value-type="string">
            <text:p text:style-name="P10">super(tietokanta)</text:p>
          </table:table-cell>
        </table:table-row>
        <table:table-row>
          <table:table-cell table:style-name="Table4.A2" office:value-type="string">
            <text:p text:style-name="P10">public AdminJarjestelma(Tietokanta t, String <text:soft-page-break/>ktunnus)</text:p>
            <text:p text:style-name="P10">public void lisaaJoki()</text:p>
            <text:p text:style-name="P10">public void lisaaJarvi()</text:p>
            <text:p text:style-name="P10">public void poistaJoki()</text:p>
          </table:table-cell>
          <table:table-cell table:style-name="Table4.B2" office:value-type="string">
            <text:p text:style-name="P10">Public OpiskelijaJarjestelma(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AAAAA+TimesNewRomanPS-BoldMT" svg:font-family="BAAAAA+TimesNewRomanPS-BoldMT"/>
    <style:font-face style:name="CAAAAA+TimesNewRomanPSMT" svg:font-family="CAAAAA+TimesNewRomanPSMT"/>
    <style:font-face style:name="Times New Roman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ura Leponiemi</meta:initial-creator>
    <meta:creation-date>2012-05-22T11:39:18</meta:creation-date>
    <dc:date>2012-05-25T12:45:34</dc:date>
    <dc:creator>Laura Leponiemi</dc:creator>
    <meta:editing-duration>PT04H40M22S</meta:editing-duration>
    <meta:editing-cycles>5</meta:editing-cycles>
    <meta:generator>OpenOffice.org/3.2$Unix OpenOffice.org_project/320m12$Build-9483</meta:generator>
    <meta:document-statistic meta:table-count="5" meta:image-count="0" meta:object-count="0" meta:page-count="2" meta:paragraph-count="58" meta:word-count="108" meta:character-count="1150"/>
  </office:meta>
</office:document-meta>
</file>